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3333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TML/CSS</text:p>
      <text:p text:style-name="P7">Bonnes pratiques :</text:p>
      <text:p text:style-name="P1"/>
      <text:p text:style-name="P1"/>
      <text:list xml:id="list7505360778052113971" text:style-name="L2">
        <text:list-item>
          <text:p text:style-name="P3">&lt;br&gt; Avec modération.</text:p>
        </text:list-item>
      </text:list>
      <text:list xml:id="list6148645750687187328" text:style-name="L3">
        <text:list-item>
          <text:p text:style-name="P4">Style en inline à éviter.</text:p>
        </text:list-item>
      </text:list>
      <text:list xml:id="list533976995441310680" text:style-name="L4">
        <text:list-item>
          <text:p text:style-name="P5">h1-h6 ne pas utiliser pour styliser.</text:p>
        </text:list-item>
      </text:list>
      <text:list xml:id="list2557216046966138361" text:style-name="L1">
        <text:list-item>
          <text:p text:style-name="P2">L'ordre des balises (block &lt;&gt; inline) à respecter</text:p>
        </text:list-item>
        <text:list-item>
          <text:p text:style-name="P2">Indentation (Avec 4 espaces)</text:p>
        </text:list-item>
        <text:list-item>
          <text:p text:style-name="P2">Utiliser les balises HTML5</text:p>
        </text:list-item>
        <text:list-item>
          <text:p text:style-name="P2">Balise title 60 caractère pour le référencement</text:p>
        </text:list-item>
        <text:list-item>
          <text:p text:style-name="P2">Et balise meta description de 160 caractères</text:p>
        </text:list-item>
        <text:list-item>
          <text:p text:style-name="P2">Balise &lt;pre&gt;&lt;/pre&gt; pour afficher proprement les var_dump</text:p>
        </text:list-item>
        <text:list-item>
          <text:p text:style-name="P2">div content = &lt;main&gt;, div chapter = &lt;section&gt;</text:p>
        </text:list-item>
        <text:list-item>
          <text:p text:style-name="P2">Ne jamais utiliser &lt;i&gt;&lt;b&gt;&lt;u&gt; car c'est le rôle de css de faire du style</text:p>
        </text:list-item>
        <text:list-item>
          <text:p text:style-name="P2">Mettre l'attribut alt sur les images</text:p>
        </text:list-item>
        <text:list-item>
          <text:p text:style-name="P2">Pour afficher les vidéos, mettre en 3 formats (MP4, OGV, WEBM) pour pouvoir afficher sur chaque navigateur avec la balise &lt;video&gt; qui affichage chaque format dedans</text:p>
        </text:list-item>
        <text:list-item>
          <text:p text:style-name="P2"/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5T13:56:49.64</meta:creation-date>
    <meta:generator>OpenOffice/4.1.5$Win32 OpenOffice.org_project/415m1$Build-9789</meta:generator>
    <dc:date>2018-09-25T16:41:16.52</dc:date>
    <meta:editing-duration>PT2H44M22S</meta:editing-duration>
    <meta:editing-cycles>10</meta:editing-cycles>
    <meta:document-statistic meta:table-count="0" meta:image-count="0" meta:object-count="0" meta:page-count="1" meta:paragraph-count="15" meta:word-count="122" meta:character-count="687"/>
  </office:meta>
</office:document-meta>
</file>